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0.82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Text_20_body">
      <style:text-properties officeooo:rsid="001fa7e8" officeooo:paragraph-rsid="001fa7e8"/>
    </style:style>
    <style:style style:name="P2" style:family="paragraph" style:parent-style-name="Text_20_body">
      <style:paragraph-properties fo:text-align="center" style:justify-single-word="false"/>
      <style:text-properties officeooo:rsid="001fa7e8" officeooo:paragraph-rsid="001fa7e8"/>
    </style:style>
    <style:style style:name="P3" style:family="paragraph" style:parent-style-name="Subtitle">
      <style:text-properties officeooo:rsid="001fa7e8" officeooo:paragraph-rsid="001fa7e8"/>
    </style:style>
    <style:style style:name="P4" style:family="paragraph" style:parent-style-name="Text_20_body">
      <style:paragraph-properties fo:text-align="center" style:justify-single-word="false"/>
      <style:text-properties officeooo:rsid="008a3ee0" officeooo:paragraph-rsid="008a3ee0"/>
    </style:style>
    <style:style style:name="P5" style:family="paragraph" style:parent-style-name="Text_20_body">
      <style:text-properties officeooo:rsid="0090eda8" officeooo:paragraph-rsid="0035b5d4"/>
    </style:style>
    <style:style style:name="P6" style:family="paragraph" style:parent-style-name="Text_20_body">
      <style:text-properties officeooo:rsid="007282ab" officeooo:paragraph-rsid="0035b5d4"/>
    </style:style>
    <style:style style:name="P7" style:family="paragraph" style:parent-style-name="Text_20_body">
      <style:text-properties officeooo:rsid="007282ab" officeooo:paragraph-rsid="009c88bc"/>
    </style:style>
    <style:style style:name="P8" style:family="paragraph" style:parent-style-name="Text_20_body">
      <style:paragraph-properties fo:text-align="center" style:justify-single-word="false"/>
      <style:text-properties officeooo:rsid="0091ccd4" officeooo:paragraph-rsid="0091ccd4"/>
    </style:style>
    <style:style style:name="P9" style:family="paragraph" style:parent-style-name="Text_20_body">
      <style:paragraph-properties fo:text-align="center" style:justify-single-word="false"/>
      <style:text-properties officeooo:rsid="00967378" officeooo:paragraph-rsid="009c88bc"/>
    </style:style>
    <style:style style:name="P10" style:family="paragraph" style:parent-style-name="Text_20_body">
      <style:text-properties officeooo:rsid="009763cc" officeooo:paragraph-rsid="009763cc"/>
    </style:style>
    <style:style style:name="P11" style:family="paragraph" style:parent-style-name="Text_20_body">
      <style:text-properties officeooo:rsid="009763cc" officeooo:paragraph-rsid="0098746a"/>
    </style:style>
    <style:style style:name="P12" style:family="paragraph" style:parent-style-name="Text_20_body">
      <style:text-properties officeooo:rsid="0098746a" officeooo:paragraph-rsid="0098746a"/>
    </style:style>
    <style:style style:name="P13" style:family="paragraph" style:parent-style-name="Text_20_body">
      <style:text-properties officeooo:rsid="0098746a" officeooo:paragraph-rsid="0099b418"/>
    </style:style>
    <style:style style:name="P14" style:family="paragraph" style:parent-style-name="Text_20_body">
      <style:text-properties officeooo:rsid="0098746a" officeooo:paragraph-rsid="009a24a6"/>
    </style:style>
    <style:style style:name="P15" style:family="paragraph" style:parent-style-name="Text_20_body">
      <style:text-properties officeooo:rsid="0098746a" officeooo:paragraph-rsid="009bc986"/>
    </style:style>
    <style:style style:name="P16" style:family="paragraph" style:parent-style-name="Text_20_body">
      <style:text-properties officeooo:rsid="0098746a" officeooo:paragraph-rsid="009c1458"/>
    </style:style>
    <style:style style:name="P17" style:family="paragraph" style:parent-style-name="Table_20_Contents">
      <style:paragraph-properties fo:text-align="start" style:justify-single-word="false"/>
      <style:text-properties officeooo:rsid="009365ac" officeooo:paragraph-rsid="009479fc"/>
    </style:style>
    <style:style style:name="P18" style:family="paragraph" style:parent-style-name="Table_20_Contents">
      <style:paragraph-properties fo:text-align="start" style:justify-single-word="false"/>
      <style:text-properties officeooo:rsid="0094662d" officeooo:paragraph-rsid="009479fc"/>
    </style:style>
    <style:style style:name="P19" style:family="paragraph" style:parent-style-name="Table_20_Contents">
      <style:paragraph-properties fo:text-align="start" style:justify-single-word="false"/>
      <style:text-properties officeooo:rsid="009479fc" officeooo:paragraph-rsid="009479fc"/>
    </style:style>
    <style:style style:name="P20" style:family="paragraph" style:parent-style-name="Heading_20_2">
      <style:paragraph-properties fo:break-before="page"/>
    </style:style>
    <style:style style:name="T1" style:family="text">
      <style:text-properties officeooo:rsid="0091ccd4"/>
    </style:style>
    <style:style style:name="T2" style:family="text">
      <style:text-properties officeooo:rsid="0098746a"/>
    </style:style>
    <style:style style:name="T3" style:family="text">
      <style:text-properties officeooo:rsid="0099b418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99b418"/>
    </style:style>
    <style:style style:name="T6" style:family="text">
      <style:text-properties style:font-name="Liberation Serif" officeooo:rsid="009a24a6"/>
    </style:style>
    <style:style style:name="T7" style:family="text">
      <style:text-properties style:font-name="Liberation Serif" officeooo:rsid="009c1458"/>
    </style:style>
    <style:style style:name="T8" style:family="text">
      <style:text-properties style:font-name="Liberation Serif" officeooo:rsid="009e2cef"/>
    </style:style>
    <style:style style:name="T9" style:family="text">
      <style:text-properties style:font-name="Liberation Serif" officeooo:rsid="009f3a95"/>
    </style:style>
    <style:style style:name="T10" style:family="text">
      <style:text-properties officeooo:rsid="009c1458"/>
    </style:style>
    <style:style style:name="T11" style:family="text">
      <style:text-properties officeooo:rsid="009e2c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Sujets de mini-projet 2016</text:p>
      <text:p text:style-name="P3">Progammation C++</text:p>
      <text:p text:style-name="P1"/>
      <text:p text:style-name="P1"/>
      <text:p text:style-name="P2">VAYSSADE Jehan-Antoine</text:p>
      <text:p text:style-name="P7"/>
      <text:p text:style-name="P9">Le rapport du TP 3 à déjà été effectuer dans le TP1 et le TP2, je ne vais donc expliquer que la partie ajoute sur l’évaluation des fonctions récursives :</text:p>
      <text:p text:style-name="P9"/>
      <text:p text:style-name="P4">Ajouter la gestion de fonctions <text:span text:style-name="T1">récursive</text:span></text:p>
      <text:p text:style-name="P8">(attention, pas rapide …)</text:p>
      <text:p text:style-name="P8"/>
      <text:h text:style-name="P20" text:outline-level="2">Description de votre travail et de vos choix de programmation.</text:h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Définition de <text:span text:style-name="T10">F</text:span>ibonacci :</text:p>
            <text:p text:style-name="P18"/>
            <text:p text:style-name="P17">f(x)=f(x-1)+f(x-2)</text:p>
            <text:p text:style-name="P17">recursive function depth test: 1/(x&lt;3)</text:p>
            <text:p text:style-name="P17"/>
            <text:p text:style-name="P19">tant que x&lt;3 n’est pas vérifi<text:span text:style-name="T11">ée</text:span></text:p>
            <text:p text:style-name="P19">alors 1/0 retourne +inf qui permet de continuer l’évaluation</text:p>
            <text:p text:style-name="P19"/>
            <text:p text:style-name="P19">sinon 1/1 retourne 1 qui correspond au cas terminal</text:p>
            <text:p text:style-name="P19">en général on peut définir end_value / check_depth</text:p>
          </table:table-cell>
          <table:table-cell table:style-name="Table2.B1" office:value-type="string">
            <text:p text:style-name="P18">Test :</text:p>
            <text:p text:style-name="P17">f(1) 1</text:p>
            <text:p text:style-name="P17">f(2) 1</text:p>
            <text:p text:style-name="P17">f(3) 2</text:p>
            <text:p text:style-name="P17">f(4) 3</text:p>
            <text:p text:style-name="P17">f(5) 5</text:p>
            <text:p text:style-name="P17">f(6) 8</text:p>
            <text:p text:style-name="P17">f(7) 13</text:p>
            <text:p text:style-name="P17">f(8) 21</text:p>
            <text:p text:style-name="P17">f(9) 34</text:p>
          </table:table-cell>
        </table:table-row>
      </table:table>
      <text:p text:style-name="P5"/>
      <text:p text:style-name="P10">j’ai juste ajout<text:span text:style-name="T11">é </text:span>la détection des appels récursif<text:span text:style-name="T11">s</text:span> <text:span text:style-name="T11">à</text:span> la définition de la fonction, si la lvalue est contenue dans la rvalue ( respectivement membre de gauche et membre de droite ) alors c’est une fonction r<text:span text:style-name="T3">é</text:span>cursive.</text:p>
      <text:p text:style-name="P11"><text:span text:style-name="T2">D</text:span>ans ce cas, une fonction permettant de tester la fin de la r<text:span text:style-name="T3">é</text:span>cursivit<text:span text:style-name="T3">é</text:span> e<text:span text:style-name="T11">s</text:span>t demand<text:span text:style-name="T11">é</text:span> à l’utilisateur et peut avoir la forme last_value / (end_case_check) dans notre cas, pour <text:span text:style-name="T3">Fibonacci</text:span>, nous <text:span text:style-name="T3">donnons</text:span> 1/(x&lt;3), donc si x&lt;3, on ferme la r<text:span text:style-name="T3">é</text:span>cursivit<text:span text:style-name="T3">é</text:span> et on renvoie 1.</text:p>
      <text:p text:style-name="P12">Lors de l’appelle <text:span text:style-name="T3">l’attribue</text:span> public depth défini<text:span text:style-name="T11">s</text:span> dans Function permet de tester la profondeur <text:span text:style-name="T3">d’appel</text:span> de la <text:span text:style-name="T3">fonction</text:span> r<text:span text:style-name="T10">é</text:span>cursif, de cette façon, lorsque c’est un premier <text:span text:style-name="T3">appel</text:span> la mémoire de la fonction est bind<text:span text:style-name="T11">ée</text:span> dans le <text:span text:style-name="T10">contexte</text:span> <text:span text:style-name="T10">courant</text:span>, sinon une nouvelle mémoire temporaire est cré<text:span text:style-name="T11">é</text:span>e et binde<text:span text:style-name="T11">ée</text:span> pour <text:span text:style-name="T3">stoker</text:span> les valeurs des <text:span text:style-name="T3">paramètres</text:span> de chaque appel<text:span text:style-name="T11">s</text:span> r<text:span text:style-name="T3">é</text:span>cursi<text:span text:style-name="T11">fs</text:span>. Ils sont alors libéré<text:span text:style-name="T11">s</text:span> au fur et à mesure que les appels r<text:span text:style-name="T3">é</text:span>cursif<text:span text:style-name="T11">s</text:span> <text:span text:style-name="T11">s</text:span>e termine<text:span text:style-name="T11">nt</text:span>.</text:p>
      <text:p text:style-name="P12"><text:span text:style-name="T3">Actuellement</text:span> la profondeur maximum est fixée à 30 pour éviter les temps de calcul trop long et la stackoverflow.</text:p>
      <text:p text:style-name="P13">Malheureusement, ce stockage est effectu<text:span text:style-name="T11">é</text:span> par des std::string dans<text:span text:style-name="T4"> cette section ce qui prend </text:span><text:span text:style-name="T8">à </text:span><text:span text:style-name="T4">la foi du temps (copie) et de l’espace mémoire, il me </text:span><text:span text:style-name="T5">faudrait</text:span><text:span text:style-name="T4"> d’avantage de temps pour </text:span><text:span text:style-name="T5">r</text:span><text:span text:style-name="T8">e</text:span><text:span text:style-name="T5">-factoris</text:span><text:span text:style-name="T8">er</text:span><text:span text:style-name="T4"> cela. </text:span><text:span text:style-name="T5">C’est particulièrement visible pour Fibonacci</text:span></text:p>
      <text:p text:style-name="P13"><text:span text:style-name="T5"><text:tab/></text:span><text:span text:style-name="T9">Où l’on trouve la relation </text:span><text:span text:style-name="T5">O(2^n)</text:span><text:span text:style-name="Source_20_Text"><text:span text:style-name="T5">*</text:span></text:span><text:span text:style-name="Source_20_Text"><text:span text:style-name="T7">4</text:span></text:span><text:span text:style-name="Source_20_Text"><text:span text:style-name="T5">*(3char)</text:span></text:span></text:p>
      <text:p text:style-name="P16"><text:span text:style-name="Source_20_Text"><text:span text:style-name="T4"><text:tab/></text:span></text:span><text:span text:style-name="Source_20_Text"><text:span text:style-name="T5">Quand n = </text:span></text:span><text:span text:style-name="Source_20_Text"><text:span text:style-name="T7">2</text:span></text:span><text:span text:style-name="Source_20_Text"><text:span text:style-name="T5">0, cela prend donc </text:span></text:span><text:span text:style-name="Source_20_Text"><text:span text:style-name="T7">12582912 octet</text:span></text:span><text:span text:style-name="Source_20_Text"><text:span text:style-name="T5"> </text:span></text:span><text:span text:style-name="Source_20_Text"><text:span text:style-name="T7">~12</text:span></text:span><text:span text:style-name="Source_20_Text"><text:span text:style-name="T6"> Mo, … </text:span></text:span></text:p>
      <text:p text:style-name="P15"><text:span text:style-name="Source_20_Text"><text:span text:style-name="T6">sans parler de la réévaluation des token</text:span></text:span><text:span text:style-name="Source_20_Text"><text:span text:style-name="T8">s</text:span></text:span><text:span text:style-name="Source_20_Text"><text:span text:style-name="T6"> et de leur analyse, …</text:span></text:span></text:p>
      <text:p text:style-name="P14"><text:span text:style-name="Source_20_Text"><text:span text:style-name="T6">Je pense ajouter la parallélisation plus tard avec openmp lors de l’évaluation des paramètres des opérateur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Marathi" style:font-family-complex="'Lohit Marath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21:53:48.021591316</meta:creation-date>
    <meta:generator>LibreOffice/5.1.4.2$Linux_X86_64 LibreOffice_project/f99d75f39f1c57ebdd7ffc5f42867c12031db97a</meta:generator>
    <dc:date>2016-12-12T01:29:47.740979656</dc:date>
    <meta:editing-duration>PT7H23M6S</meta:editing-duration>
    <meta:editing-cycles>99</meta:editing-cycles>
    <meta:document-statistic meta:table-count="1" meta:image-count="0" meta:object-count="0" meta:page-count="2" meta:paragraph-count="33" meta:word-count="376" meta:character-count="2233" meta:non-whitespace-character-count="1887"/>
  </office:meta>
</office:document-meta>
</file>